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1e9" officeooo:paragraph-rsid="0004b1e9"/>
    </style:style>
    <style:style style:name="P2" style:family="paragraph" style:parent-style-name="Standard">
      <style:text-properties officeooo:rsid="0004b1e9" officeooo:paragraph-rsid="0004b1e9"/>
    </style:style>
    <style:style style:name="T1" style:family="text">
      <style:text-properties officeooo:rsid="0005a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 FILE FOR <text:span text:style-name="T1">PEAN</text:span> STACK</text:p>
      <text:p text:style-name="P1"/>
      <text:p text:style-name="P1">HOW TO RUN:</text:p>
      <text:p text:style-name="P1">OPEN PROJECT FOLDER IN VS CODE.</text:p>
      <text:p text:style-name="P1"/>
      <text:p text:style-name="P1">PREREQUISITES:</text:p>
      <text:p text:style-name="P1">+ NODE V14</text:p>
      <text:p text:style-name="P1">+ ANGULAR CLI</text:p>
      <text:p text:style-name="P1">+ postgres</text:p>
      <text:p text:style-name="P1"/>
      <text:p text:style-name="P1">“TO RUN BACKEND”</text:p>
      <text:p text:style-name="P1">1. RUN COMMAND cd backend</text:p>
      <text:p text:style-name="P1">2. RUN npm i COMMAND</text:p>
      <text:p text:style-name="P1">3. RUN node app.js command</text:p>
      <text:p text:style-name="P1"/>
      <text:p text:style-name="P1">“TO RUN FRONT”</text:p>
      <text:p text:style-name="P1">1. RUN COMMAND cd frontend</text:p>
      <text:p text:style-name="P1">2. RUN npm i COMMAND</text:p>
      <text:p text:style-name="P1">3. RUN ng serve comma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7:30:04.015946793</meta:creation-date>
    <dc:date>2024-10-11T08:18:43.112989050</dc:date>
    <meta:editing-duration>PT18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59" meta:character-count="285" meta:non-whitespace-character-count="241"/>
  </office:meta>
</office:document-meta>
</file>